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89pt"/>
    </style:style>
    <style:style style:name="co2" style:family="table-column">
      <style:table-column-properties fo:break-before="auto" style:column-width="90.06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cc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 Un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ward March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Get Move 1 for each Ready and Unwounded Unit you control, to maximum of Move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y Sharpshooting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Ranged Attack 2 (during the Day), or Ranged attack 1 (at Night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piration</text:p>
          </table:table-cell>
          <table:table-cell table:style-name="ce1" office:value-type="string" calcext:value-type="string">
            <text:p>Once a Round, except in combat</text:p>
          </table:table-cell>
          <table:table-cell office:value-type="string" calcext:value-type="string">
            <text:p>Flip this to Ready or Heal a Uni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ght Negotiation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Influence 3 (during the Day) or Influence 2 (at Night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ves in the Wind</text:p>
          </table:table-cell>
          <table:table-cell office:value-type="string" calcext:value-type="string">
            <text:p>Once a Round</text:p>
          </table:table-cell>
          <table:table-cell office:value-type="string" calcext:value-type="string">
            <text:p>Flip this to gain one green crystal to your Inventory, and one white mana tok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ispers in the Treetops</text:p>
          </table:table-cell>
          <table:table-cell office:value-type="string" calcext:value-type="string">
            <text:p>Once a Round</text:p>
          </table:table-cell>
          <table:table-cell office:value-type="string" calcext:value-type="string">
            <text:p>Flip this to gain one white crystal to your Inventory, and one green mana token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When activating a Unit, add +3 to its Block, or +2 to its Attack. or +1 to its Ranged (not Siege) Attack, regardless of its elements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nds of Loyalty</text:p>
          </table:table-cell>
          <table:table-cell table:style-name="ce1" office:value-type="string" calcext:value-type="string">
            <text:p>When you gain this Skill</text:p>
          </table:table-cell>
          <table:table-cell office:value-type="string" calcext:value-type="string">
            <text:p>Add two Regular Units to the Units offer. Put this Skill in you Unit area as a Command token. It costs 5 less Influence (minimum 0) to recruit a Unit under this Command token. This Unit can be used even when the use of Units would normally not be allowed. You cannot disband this Unit.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tivation (Norowas)</text:p>
          </table:table-cell>
          <table:table-cell office:value-type="string" calcext:value-type="string">
            <text:p>Once a Round, on any players turn</text:p>
          </table:table-cell>
          <table:table-cell office:value-type="string" calcext:value-type="string">
            <text:p>Flip this to draw 2 cards. If you have the least fame (not tied), also gain</text:p>
            <text:p/>
            <text:p>- a mana token depending on whose skill is chosen (Norowas=White, Goldyx=Green, Tovak=Blue, Arythea=Red).</text:p>
            <text:p>- Fame 1 (Wolfhawk)</text:p>
            <text:p>You cannot use another motivation skill until the end of your next turn. If you play a solo game, you get the extra mana toke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ayer of Weather</text:p>
          </table:table-cell>
          <table:table-cell office:value-type="string" calcext:value-type="string">
            <text:p>Once a Round</text:p>
          </table:table-cell>
          <table:table-cell office:value-type="string" calcext:value-type="string">
            <text:p>Put this Skill token in the center. Until start of your next turn, the Move cost of all terrain is reduced by 2 for you (to a minimum of 1), and is increased by 1 for all other players (to a maximum of 5). Then take this token back and flip i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1:41:10.2239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6:19:59.573379000</meta:creation-date>
    <dc:date>2015-10-15T11:46:54.241316000</dc:date>
    <meta:editing-duration>PT12M14S</meta:editing-duration>
    <meta:editing-cycles>5</meta:editing-cycles>
    <meta:generator>LibreOffice/5.0.2.2$MacOSX_X86_64 LibreOffice_project/37b43f919e4de5eeaca9b9755ed688758a8251fe</meta:generator>
    <meta:document-statistic meta:table-count="1" meta:cell-count="45" meta:object-count="0"/>
  </office:meta>
</office:document-meta>
</file>